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text-autospace="none"/>
      <style:text-properties officeooo:paragraph-rsid="01c05b1d" style:font-size-complex="11pt"/>
    </style:style>
    <style:style style:name="P3" style:family="paragraph" style:parent-style-name="Standard">
      <style:paragraph-properties style:text-autospace="none"/>
      <style:text-properties officeooo:paragraph-rsid="01c05b1d"/>
    </style:style>
    <style:style style:name="P4" style:family="paragraph" style:parent-style-name="Standard">
      <style:paragraph-properties style:text-autospace="none"/>
      <style:text-properties style:text-underline-style="none" officeooo:paragraph-rsid="01c05b1d"/>
    </style:style>
    <style:style style:name="P5" style:family="paragraph" style:parent-style-name="Text_20_body">
      <style:paragraph-properties fo:margin-top="0.199cm" fo:margin-bottom="0cm" loext:contextual-spacing="false" fo:line-height="150%" fo:text-align="justify" style:justify-single-word="false" style:text-autospace="none"/>
      <style:text-properties style:font-name="Times New Roman" fo:font-size="12pt" fo:font-style="normal" style:text-underline-style="none" fo:font-weight="normal" officeooo:rsid="004c93a4" officeooo:paragraph-rsid="01c5647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margin-top="0.199cm" fo:margin-bottom="0cm" loext:contextual-spacing="false" fo:line-height="150%" fo:text-align="justify" style:justify-single-word="false" style:text-autospace="none"/>
      <style:text-properties style:font-name="Times New Roman" fo:font-size="12pt" fo:font-style="normal" style:text-underline-style="none" fo:font-weight="normal" officeooo:rsid="01c67165" officeooo:paragraph-rsid="01c6716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top="0.199cm" fo:margin-bottom="0cm" loext:contextual-spacing="false" fo:line-height="150%" fo:text-align="justify" style:justify-single-word="false" style:text-autospace="none"/>
      <style:text-properties officeooo:paragraph-rsid="01c67165"/>
    </style:style>
    <style:style style:name="P8" style:family="paragraph" style:parent-style-name="Title">
      <style:paragraph-properties fo:margin-top="0cm" fo:margin-bottom="0.199cm" loext:contextual-spacing="false" fo:line-height="115%" fo:text-align="center" style:justify-single-word="false"/>
      <style:text-properties fo:font-size="12pt" style:text-underline-style="solid" style:text-underline-width="auto" style:text-underline-color="font-color" officeooo:rsid="01c1dd45" officeooo:paragraph-rsid="01c1dd45" style:font-size-asian="12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c1dd45" style:font-weight-asian="bold" style:font-weight-complex="bold"/>
    </style:style>
    <style:style style:name="T3" style:family="text">
      <style:text-properties fo:font-weight="bold" officeooo:rsid="01c23c6e" style:font-weight-asian="bold" style:font-weight-complex="bold"/>
    </style:style>
    <style:style style:name="T4" style:family="text">
      <style:text-properties fo:font-weight="bold" officeooo:rsid="01c56477" style:font-weight-asian="bold" style:font-weight-complex="bold"/>
    </style:style>
    <style:style style:name="T5" style:family="text">
      <style:text-properties fo:font-weight="bold" officeooo:rsid="01c67165" style:font-weight-asian="bold" style:font-weight-complex="bold"/>
    </style:style>
    <style:style style:name="T6" style:family="text">
      <style:text-properties fo:font-weight="bold" officeooo:rsid="01c23c6e" style:font-weight-asian="bold" style:font-size-complex="11pt" style:font-weight-complex="bold"/>
    </style:style>
    <style:style style:name="T7" style:family="text">
      <style:text-properties style:font-size-complex="11pt"/>
    </style:style>
    <style:style style:name="T8" style:family="text">
      <style:text-properties fo:font-style="italic" style:font-style-asian="italic" style:font-size-complex="11pt" style:font-style-complex="italic"/>
    </style:style>
    <style:style style:name="T9" style:family="text">
      <style:text-properties officeooo:rsid="01c23c6e"/>
    </style:style>
    <style:style style:name="T10" style:family="text">
      <style:text-properties officeooo:rsid="01c56477"/>
    </style:style>
    <style:style style:name="T11" style:family="text">
      <style:text-properties officeooo:rsid="01c67165"/>
    </style:style>
    <style:style style:name="T12" style:family="text">
      <style:text-properties style:font-name="Times New Roman" fo:font-size="12pt" fo:font-style="normal" style:text-underline-style="none" fo:font-weight="normal" officeooo:rsid="01c67165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Imagen"/>
        <text:sequence-decl text:display-outline-level="1" text:separation-character="." text:name="Imágen"/>
      </text:sequence-decls>
      <text:p text:style-name="P8"/>
      <text:p text:style-name="P2">Certificados digitales: X.509 V3 de ITU-T. <text:span text:style-name="T2">ANEXO D</text:span></text:p>
      <text:p text:style-name="P2">Lista de Certificados Revocados: X.509 V2 de ITU-T y OCSP V (RFC 2560). <text:span text:style-name="T2">ANEXO E</text:span></text:p>
      <text:p text:style-name="P2">Directorio de certificados: X.509 V3 y LDAP V2 (RFC 2587). <text:span text:style-name="T2">ANEXO F</text:span></text:p>
      <text:p text:style-name="P2">Algoritmos de llave pública: RSA (RFC 2313) y DSA. <text:span text:style-name="T2">ANEXO G</text:span></text:p>
      <text:p text:style-name="P3"><text:span text:style-name="T7">Funciones </text:span><text:span text:style-name="T8">hash</text:span><text:span text:style-name="T7">: MD5 (RFC 1321) y SHA-1 (RFC 3174). </text:span><text:span text:style-name="T6">ANEXO H</text:span></text:p>
      <text:p text:style-name="P2">Requerimiento enviado a una Autoridad de Estampas de Tiempo: RFC 3161. <text:span text:style-name="T3">ANEXO I</text:span></text:p>
      <text:p text:style-name="P4">Lista de Revocación de Certificados: RFC 3280. <text:span text:style-name="T3">ANEXO J</text:span></text:p>
      <text:p text:style-name="P4">Plan de Administración de Llaves: FIPS-140 Nivel <text:span text:style-name="T9">2 </text:span><text:span text:style-name="T3">ANEXO K</text:span></text:p>
      <text:p text:style-name="P5"><text:span text:style-name="T10">J</text:span>erarquía de autoridades de certificación <text:span text:style-name="T10">RFC 1422 </text:span><text:span text:style-name="T4">ANEXO L</text:span></text:p>
      <text:p text:style-name="P6"><text:span text:style-name="T10">P</text:span>KCS#7 <text:s/>RFC 2215 <text:span text:style-name="T1">ANEXO M</text:span></text:p>
      <text:p text:style-name="P7"><text:span text:style-name="T12">PKCS#12 </text:span>RFC 7292 <text:span text:style-name="T5">ANEXO N</text:span></text:p>
      <text:p text:style-name="P6">PKCS#11 RFC 7512<text:span text:style-name="T5"> </text:span><text:span text:style-name="T1">ANEXO 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92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mágen" style:family="paragraph" style:parent-style-name="Caption"/>
    <style:style style:name="Imagen" style:family="paragraph" style:parent-style-name="Caption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WW8Num5z0" style:family="text"/>
    <style:style style:name="WW8Num5z1" style:family="text">
      <style:text-properties style:font-size-complex="11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ootnote_20_anchor" style:display-name="Footnote anchor" style:family="text">
      <style:text-properties style:text-position="super 58%"/>
    </style:style>
    <style:style style:name="WW8Num19z0" style:family="text">
      <style:text-properties style:font-size-complex="11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3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5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5" text:style-name="WW8Num5z4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3cm" fo:margin-bottom="3cm" fo:margin-left="3cm" fo:margin-right="3cm" style:shadow="none" style:writing-mode="lr-tb" style:footnote-max-height="0.499cm"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10-20T06:27:53.154111196</meta:creation-date>
    <dc:date>2015-12-06T23:41:54.492839608</dc:date>
    <meta:editing-duration>PT20H44M33S</meta:editing-duration>
    <meta:editing-cycles>168</meta:editing-cycles>
    <meta:generator>LibreOffice/5.0.3.2$Linux_X86_64 LibreOffice_project/00m0$Build-2</meta:generator>
    <meta:print-date>2015-11-11T07:44:22.811313167</meta:print-date>
    <meta:printed-by>armin </meta:printed-by>
    <dc:creator>armin </dc:creator>
    <meta:document-statistic meta:table-count="0" meta:image-count="0" meta:object-count="0" meta:page-count="1" meta:paragraph-count="13" meta:word-count="114" meta:character-count="632" meta:non-whitespace-character-count="530"/>
  </office:meta>
</office:document-meta>
</file>